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B0000000CEC4AD46AA763923A.png" manifest:media-type="image/png"/>
  <manifest:file-entry manifest:full-path="Pictures/10000DA70000012D00000149C3D980E34C1778E4.svg" manifest:media-type="image/svg+xml"/>
  <manifest:file-entry manifest:full-path="Pictures/100002010000000C0000000E6F8750A253D52425.png" manifest:media-type="image/png"/>
  <manifest:file-entry manifest:full-path="Pictures/100002010000000C0000000C6AFE4BE4578844E1.png" manifest:media-type="image/png"/>
  <manifest:file-entry manifest:full-path="Pictures/10000DA60000013700000179700FA2777ABFBD3E.svg" manifest:media-type="image/svg+xml"/>
  <manifest:file-entry manifest:full-path="Pictures/10000D730000013C00000149D86EFC3EEB9F342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ffc800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ot" svg:stroke-width="0.106cm" svg:stroke-color="#ffc800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1ff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2200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52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4.57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722cm" fo:min-width="0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24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c9211e" fo:font-size="26pt" style:font-size-asian="26pt" style:font-size-complex="26pt"/>
    </style:style>
    <style:style style:name="P6" style:family="paragraph">
      <loext:graphic-properties draw:fill="none" draw:fill-color="#ffffff"/>
      <style:text-properties fo:color="#c9211e" fo:font-size="26pt" style:font-size-asian="26pt" style:font-size-complex="26pt"/>
    </style:style>
    <style:style style:name="P7" style:family="paragraph">
      <style:text-properties fo:color="#37c91e" fo:font-size="26pt" style:font-size-asian="26pt" style:font-size-complex="26pt"/>
    </style:style>
    <style:style style:name="P8" style:family="paragraph">
      <loext:graphic-properties draw:fill="none" draw:fill-color="#ffffff"/>
      <style:text-properties fo:color="#37c91e" fo:font-size="26pt" style:font-size-asian="26pt" style:font-size-complex="26pt"/>
    </style:style>
    <style:style style:name="P9" style:family="paragraph">
      <style:text-properties fo:color="#0000ff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00ff" fo:font-size="26pt" style:font-size-asian="26pt" style:font-size-complex="26pt"/>
    </style:style>
    <style:style style:name="T1" style:family="text">
      <style:text-properties fo:color="#c9211e" fo:font-size="26pt" style:font-size-asian="26pt" style:font-size-complex="26pt"/>
    </style:style>
    <style:style style:name="T2" style:family="text">
      <style:text-properties fo:color="#c9211e" style:text-position="-33% 58%" fo:font-size="26pt" style:font-size-asian="26pt" style:font-size-complex="26pt"/>
    </style:style>
    <style:style style:name="T3" style:family="text">
      <style:text-properties fo:color="#37c91e" style:text-position="0% 100%" fo:font-size="26pt" style:font-size-asian="26pt" style:font-size-complex="26pt"/>
    </style:style>
    <style:style style:name="T4" style:family="text">
      <style:text-properties fo:color="#37c91e" style:text-position="-33% 58%" fo:font-size="26pt" style:font-size-asian="26pt" style:font-size-complex="26pt"/>
    </style:style>
    <style:style style:name="T5" style:family="text">
      <style:text-properties fo:color="#0000ff" style:text-position="0% 100%" fo:font-size="26pt" style:font-size-asian="26pt" style:font-size-complex="26pt"/>
    </style:style>
    <style:style style:name="T6" style:family="text">
      <style:text-properties fo:color="#0000ff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2cm" svg:y1="20.333cm" svg:x2="4.18cm" svg:y2="14.441cm">
          <text:p/>
        </draw:line>
        <draw:line draw:style-name="gr1" draw:text-style-name="P1" draw:layer="layout" svg:x1="4.18cm" svg:y1="7.076cm" svg:x2="4.181cm" svg:y2="14.442cm">
          <text:p/>
        </draw:line>
        <draw:line draw:style-name="gr1" draw:text-style-name="P1" draw:layer="layout" svg:x1="19.62cm" svg:y1="12.968cm" svg:x2="4.18cm" svg:y2="7.076cm">
          <text:p/>
        </draw:line>
        <draw:line draw:style-name="gr1" draw:text-style-name="P1" draw:layer="layout" svg:x1="19.619cm" svg:y1="13.082cm" svg:x2="19.62cm" svg:y2="20.448cm">
          <text:p/>
        </draw:line>
        <draw:line draw:style-name="gr1" draw:text-style-name="P1" draw:layer="layout" svg:x1="22.594cm" svg:y1="19.087cm" svg:x2="19.621cm" svg:y2="20.448cm">
          <text:p/>
        </draw:line>
        <draw:line draw:style-name="gr1" draw:text-style-name="P1" draw:layer="layout" svg:x1="22.595cm" svg:y1="19.088cm" svg:x2="22.594cm" svg:y2="11.608cm">
          <text:p/>
        </draw:line>
        <draw:line draw:style-name="gr1" draw:text-style-name="P1" draw:layer="layout" svg:x1="22.48cm" svg:y1="11.722cm" svg:x2="19.507cm" svg:y2="13.083cm">
          <text:p/>
        </draw:line>
        <draw:line draw:style-name="gr1" draw:text-style-name="P1" draw:layer="layout" svg:x1="7.153cm" svg:y1="5.715cm" svg:x2="4.18cm" svg:y2="7.076cm">
          <text:p/>
        </draw:line>
        <draw:line draw:style-name="gr1" draw:text-style-name="P1" draw:layer="layout" svg:x1="22.479cm" svg:y1="11.608cm" svg:x2="7.039cm" svg:y2="5.716cm">
          <text:p/>
        </draw:line>
        <draw:line draw:style-name="gr2" draw:text-style-name="P1" draw:layer="layout" svg:x1="7.154cm" svg:y1="13.194cm" svg:x2="4.181cm" svg:y2="14.555cm">
          <text:p/>
        </draw:line>
        <draw:line draw:style-name="gr2" draw:text-style-name="P1" draw:layer="layout" svg:x1="7.039cm" svg:y1="5.829cm" svg:x2="7.04cm" svg:y2="13.195cm">
          <text:p/>
        </draw:line>
        <draw:line draw:style-name="gr2" draw:text-style-name="P1" draw:layer="layout" svg:x1="22.479cm" svg:y1="19.087cm" svg:x2="7.039cm" svg:y2="13.195cm">
          <text:p/>
        </draw:line>
        <draw:g>
          <draw:line draw:style-name="gr3" draw:text-style-name="P2" draw:layer="layout" svg:x1="12.66cm" svg:y1="12.944cm" svg:x2="17.006cm" svg:y2="14.644cm">
            <text:p/>
          </draw:line>
          <draw:line draw:style-name="gr4" draw:text-style-name="P2" draw:layer="layout" svg:x1="12.642cm" svg:y1="12.926cm" svg:x2="16.892cm" svg:y2="11.244cm">
            <text:p/>
          </draw:line>
          <draw:line draw:style-name="gr5" draw:text-style-name="P2" draw:layer="layout" svg:x1="12.624cm" svg:y1="12.944cm" svg:x2="12.546cm" svg:y2="8.637cm">
            <text:p/>
          </draw:line>
        </draw:g>
        <draw:custom-shape draw:style-name="gr6" draw:text-style-name="P3" draw:layer="layout" svg:width="1.016cm" svg:height="7.366cm" svg:x="2.656cm" svg:y="6.9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1.016cm" svg:height="15.724cm" draw:transform="rotate (1.19467787299012) translate (3.914cm 15.9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3" draw:layer="layout" svg:width="1.016cm" svg:height="3.22cm" draw:transform="rotate (2.0928243060664) translate (20.442cm 21.6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1.585cm" svg:height="1.651cm" svg:x="9.644cm" svg:y="19.304cm">
          <draw:image xlink:href="Pictures/10000D730000013C00000149D86EFC3EEB9F342D.svg" xlink:type="simple" xlink:show="embed" xlink:actuate="onLoad" loext:mime-type="image/svg+xml">
            <text:p/>
          </draw:image>
          <draw:image xlink:href="Pictures/100002010000000C0000000C6AFE4BE4578844E1.png" xlink:type="simple" xlink:show="embed" xlink:actuate="onLoad" loext:mime-type="image/png"/>
          <svg:title>TexMaths</svg:title>
          <svg:desc>14§display§\textcolor{white}{\ell_x}§svg§600§TRUE§</svg:desc>
        </draw:frame>
        <draw:frame draw:style-name="gr9" draw:text-style-name="P4" draw:layer="layout" svg:width="1.466cm" svg:height="1.778cm" svg:x="22.029cm" svg:y="20.828cm">
          <draw:image xlink:href="Pictures/10000DA60000013700000179700FA2777ABFBD3E.svg" xlink:type="simple" xlink:show="embed" xlink:actuate="onLoad" loext:mime-type="image/svg+xml">
            <text:p/>
          </draw:image>
          <draw:image xlink:href="Pictures/100002010000000C0000000E6F8750A253D52425.png" xlink:type="simple" xlink:show="embed" xlink:actuate="onLoad" loext:mime-type="image/png"/>
          <svg:title>TexMaths</svg:title>
          <svg:desc>14§display§\textcolor{white}{\ell_y}§svg§600§TRUE§</svg:desc>
        </draw:frame>
        <draw:frame draw:style-name="gr9" draw:text-style-name="P4" draw:layer="layout" svg:width="1.651cm" svg:height="1.805cm" svg:x="0.627cm" svg:y="9.625cm">
          <draw:image xlink:href="Pictures/10000DA70000012D00000149C3D980E34C1778E4.svg" xlink:type="simple" xlink:show="embed" xlink:actuate="onLoad" loext:mime-type="image/svg+xml">
            <text:p/>
          </draw:image>
          <draw:image xlink:href="Pictures/100002010000000B0000000CEC4AD46AA763923A.png" xlink:type="simple" xlink:show="embed" xlink:actuate="onLoad" loext:mime-type="image/png"/>
          <svg:title>TexMaths</svg:title>
          <svg:desc>14§display§\textcolor{white}{\ell_z}§svg§600§TRUE§</svg:desc>
        </draw:frame>
        <draw:frame draw:style-name="gr10" draw:text-style-name="P6" draw:layer="layout" svg:width="1.27cm" svg:height="1.496cm" svg:x="17.137cm" svg:y="14.506cm">
          <draw:text-box>
            <text:p text:style-name="P5"><text:span text:style-name="T1">x</text:span><text:span text:style-name="T2">0</text:span></text:p>
          </draw:text-box>
        </draw:frame>
        <draw:frame draw:style-name="gr10" draw:text-style-name="P8" draw:layer="layout" svg:width="1.27cm" svg:height="1.496cm" svg:x="17.137cm" svg:y="10.541cm">
          <draw:text-box>
            <text:p text:style-name="P7"><text:span text:style-name="T3">y</text:span><text:span text:style-name="T4">0</text:span></text:p>
          </draw:text-box>
        </draw:frame>
        <draw:frame draw:style-name="gr10" draw:text-style-name="P10" draw:layer="layout" svg:width="1.651cm" svg:height="1.496cm" svg:x="11.168cm" svg:y="7.902cm">
          <draw:text-box>
            <text:p text:style-name="P9"><text:span text:style-name="T5">z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3:30:41.919939741</dc:date>
    <meta:editing-duration>PT5H8M40S</meta:editing-duration>
    <meta:editing-cycles>19</meta:editing-cycles>
    <meta:generator>LibreOffice/6.4.7.2$Linux_X86_64 LibreOffice_project/40$Build-2</meta:generator>
    <meta:document-statistic meta:object-count="25"/>
  </office:meta>
</office:document-meta>
</file>